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chedulingRunnable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chedulingRunnable.obtainCurrent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chedulingRunnable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chedulingRunnable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chedulingRunnable.compareTo( Delayed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chedulingRunnable.get( long timeout , TimeUni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chedulingRunnabl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chedulingRunnable.getDelay( TimeUni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chedulingRunnable.ReschedulingRunnable( Runnable delegate , Trigger trigger , Clock clock , ScheduledExecutorService executor ,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chedulingRunnable.schedu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chedulingRunnable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